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start" style:justify-single-word="false"/>
      <style:text-properties fo:font-size="12pt" officeooo:rsid="001bceb0" officeooo:paragraph-rsid="001bceb0" style:font-size-asian="10.5pt" style:font-size-complex="12pt"/>
    </style:style>
    <style:style style:name="P3" style:family="paragraph" style:parent-style-name="Standard">
      <style:paragraph-properties fo:text-align="start" style:justify-single-word="false"/>
      <style:text-properties fo:font-size="12pt" fo:font-weight="normal" officeooo:rsid="001bceb0" officeooo:paragraph-rsid="001bceb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6pt" officeooo:rsid="001bceb0" officeooo:paragraph-rsid="001bceb0" style:font-size-asian="14pt" style:font-size-complex="16pt"/>
    </style:style>
    <style:style style:name="P5"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6" style:family="paragraph" style:parent-style-name="Standard">
      <style:paragraph-properties fo:text-align="start" style:justify-single-word="false"/>
      <style:text-properties fo:font-size="16pt" officeooo:rsid="001bceb0" officeooo:paragraph-rsid="0031fca7" style:font-size-asian="14pt" style:font-size-complex="16pt"/>
    </style:style>
    <style:style style:name="P7" style:family="paragraph" style:parent-style-name="Standard">
      <style:paragraph-properties fo:text-align="start" style:justify-single-word="false"/>
      <style:text-properties officeooo:paragraph-rsid="001bceb0"/>
    </style:style>
    <style:style style:name="P8" style:family="paragraph" style:parent-style-name="Standard">
      <style:paragraph-properties fo:text-align="start" style:justify-single-word="false"/>
      <style:text-properties officeooo:paragraph-rsid="00263b20"/>
    </style:style>
    <style:style style:name="P9" style:family="paragraph" style:parent-style-name="Standard">
      <style:paragraph-properties fo:text-align="start" style:justify-single-word="false"/>
      <style:text-properties officeooo:paragraph-rsid="0031fca7"/>
    </style:style>
    <style:style style:name="P10" style:family="paragraph" style:parent-style-name="Standard">
      <style:paragraph-properties fo:text-align="start" style:justify-single-word="false"/>
      <style:text-properties officeooo:rsid="0024d2c0" officeooo:paragraph-rsid="0024d2c0"/>
    </style:style>
    <style:style style:name="P11" style:family="paragraph" style:parent-style-name="Standard">
      <style:paragraph-properties fo:text-align="start" style:justify-single-word="false"/>
      <style:text-properties officeooo:rsid="0024d2c0" officeooo:paragraph-rsid="0031fca7"/>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text-properties officeooo:paragraph-rsid="002b399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d625" style:font-weight-asian="normal" style:font-weight-complex="normal"/>
    </style:style>
    <style:style style:name="T4" style:family="text">
      <style:text-properties fo:font-weight="normal" officeooo:rsid="002de2f3" style:font-weight-asian="normal" style:font-weight-complex="normal"/>
    </style:style>
    <style:style style:name="T5" style:family="text">
      <style:text-properties officeooo:rsid="001fd625"/>
    </style:style>
    <style:style style:name="T6" style:family="text">
      <style:text-properties fo:font-size="12pt" fo:font-weight="normal" officeooo:rsid="001bceb0" style:font-size-asian="10.5pt" style:font-weight-asian="normal" style:font-size-complex="12pt" style:font-weight-complex="normal"/>
    </style:style>
    <style:style style:name="T7" style:family="text">
      <style:text-properties fo:font-size="12pt" fo:font-weight="normal" officeooo:rsid="001ea20c" style:font-size-asian="10.5pt" style:font-weight-asian="normal" style:font-size-complex="12pt" style:font-weight-complex="normal"/>
    </style:style>
    <style:style style:name="T8" style:family="text">
      <style:text-properties fo:font-size="12pt" fo:font-weight="normal" officeooo:rsid="001fd625" style:font-size-asian="10.5pt" style:font-weight-asian="normal" style:font-size-complex="12pt" style:font-weight-complex="normal"/>
    </style:style>
    <style:style style:name="T9" style:family="text">
      <style:text-properties officeooo:rsid="0024d2c0"/>
    </style:style>
    <style:style style:name="T10" style:family="text">
      <style:text-properties officeooo:rsid="0029547d"/>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31fca7"/>
    </style:style>
    <style:style style:name="T14" style:family="text">
      <style:text-properties officeooo:rsid="0034011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mpliación</text:p>
      <text:p text:style-name="P1"/>
      <text:p text:style-name="P4"><text:bookmark-start text:name="__DdeLink__227_1057318373"/><text:bookmark-start text:name="__DdeLink__208_1057318373"/><text:bookmark-start text:name="__DdeLink__205_1057318373"/>1. Analisis de requerimientos.</text:p>
      <text:p text:style-name="P4"/>
      <text:p text:style-name="P2"><text:bookmark-end text:name="__DdeLink__208_1057318373"/>La fase inicial de este proyecto de campaña de email marketing se centró en un exhaustivo proceso de análisis de requerimientos, fundamental para establecer una dirección clara y los cimientos para su diseño y contenido.</text:p>
      <text:p text:style-name="P3"/>
      <text:p text:style-name="P7"><text:bookmark-start text:name="__DdeLink__187_1057318373"/><text:bookmark-start text:name="__DdeLink__195_1057318373"/><text:bookmark-start text:name="__DdeLink__162_1057318373"/><text:bookmark-start text:name="__DdeLink__165_1057318373"/><text:bookmark-start text:name="__DdeLink__169_1057318373"/><text:bookmark-start text:name="__DdeLink__174_1057318373"/><text:bookmark-start text:name="__DdeLink__180_1057318373"/><text:span text:style-name="T6">Una vez definido nuestro público </text:span><text:span text:style-name="T7">objetivo</text:span><text:span text:style-name="T6">, el siguiente paso fue establecer </text:span><text:span text:style-name="T7">el </text:span><text:span text:style-name="Strong_20_Emphasis"><text:span text:style-name="T6">objetivo </text:span></text:span><text:span text:style-name="Strong_20_Emphasis"><text:span text:style-name="T7">principal</text:span></text:span><text:span text:style-name="Strong_20_Emphasis"><text:span text:style-name="T6"> de esta campaña</text:span></text:span><text:span text:style-name="T6"> de email marketing. La finalidad es </text:span><text:span text:style-name="Strong_20_Emphasis"><text:span text:style-name="T6">maximizar la participación en el sorteo de dos entradas gratuitas para el Gran Premio de Motociclismo de Cheste.</text:span></text:span><text:span text:style-name="T6"> </text:span><text:bookmark-end text:name="__DdeLink__162_1057318373"/><text:span text:style-name="T8">Este objetivo es el que va ha guiar el diseño del email</text:span><text:bookmark-end text:name="__DdeLink__165_1057318373"/><text:bookmark-end text:name="__DdeLink__169_1057318373"/><text:bookmark-end text:name="__DdeLink__174_1057318373"/><text:bookmark-end text:name="__DdeLink__180_1057318373"/><text:span text:style-name="T8">, influyendo en las decisiones del formato y la composicion del mismo.</text:span><text:bookmark-end text:name="__DdeLink__187_1057318373"/><text:span text:style-name="T8"> </text:span><text:span text:style-name="T3">Cada elemento visual, desde el titular principal hasta el pie de pagina, ha sido pensado para ayudar a cumplir con esta meta central de atraer al mayor número de participantes al sorteo.</text:span><text:bookmark-end text:name="__DdeLink__195_1057318373"/></text:p>
      <text:p text:style-name="P7"><text:bookmark-end text:name="__DdeLink__205_1057318373"/><text:span text:style-name="T3"/></text:p>
      <text:p text:style-name="P10"><text:span text:style-name="T3"/></text:p>
      <text:p text:style-name="P10"><text:bookmark-start text:name="__DdeLink__235_1057318373"/><text:span text:style-name="T3"/></text:p>
      <text:p text:style-name="P5"><text:span text:style-name="T10">2</text:span><text:bookmark-start text:name="__DdeLink__211_1057318373"/>. <text:span text:style-name="T9">Metodo DAFO. </text:span></text:p>
      <text:p text:style-name="P5"/>
      <text:p text:style-name="P8"><text:bookmark-start text:name="__DdeLink__213_1057318373"/><text:span text:style-name="T3">Para desarrollar una estrategia sólida, y asegurar que nuestro enfoque fuera el más efectivo en el</text:span><text:bookmark-end text:name="__DdeLink__235_1057318373"/><text:span text:style-name="T3"> entorno digital, se realizó un </text:span><text:span text:style-name="Strong_20_Emphasis"><text:span text:style-name="T3">análisis DAFO.</text:span></text:span><text:span text:style-name="T3">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27_1057318373"/><text:bookmark-end text:name="__DdeLink__211_1057318373"/></text:p>
      <text:p text:style-name="P8"/>
      <text:p text:style-name="P14">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2">utilizando un mensaje persuasivo que impulsa la acción de manera directa</text:span></text:span><text:span text:style-name="T2">.</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2"> </text:span><text:span text:style-name="Strong_20_Emphasis"><text:span text:style-name="T2">limitación en el alcance de la base de datos de suscriptores</text:span></text:span><text:span text:style-name="T2">, lo que podría reducir la eficacia general de la campaña. Además, la </text:span><text:span text:style-name="Strong_20_Emphasis"><text:span text:style-name="T2">ausencia de un plan de seguimiento post-sorteo para los participantes</text:span></text:span><text:span text:style-name="T2"> podría significar una pérdida de oportunidades para mantener el </text:span><text:span text:style-name="Emphasis"><text:span text:style-name="T12">engagement</text:span></text:span><text:span text:style-name="T2"> con la audiencia. La dependencia de servicios de envío genéricos como Gmail o O</text:span><text:span text:style-name="T4">ffice</text:span><text:span text:style-name="T2">365 restringe el acceso a métricas detalladas y herramientas avanzadas de email marketing. Por último, la gestión potencialmente manual de los participantes podría generar ineficiencias en el seguimiento y la escalabilidad del proceso.</text:span></text:p>
      <text:p text:style-name="Text_20_body"><text:bookmark-start text:name="__DdeLink__233_1057318373"/>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text:soft-page-break/>oportunidad, ya que el diseño responsive del email aprovecha esta tendencia, asegurando una experiencia fluida.<text:bookmark-end text:name="__DdeLink__233_1057318373"/></text:p>
      <text:p text:style-name="Text_20_body">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p>
      <text:p text:style-name="P11"><text:span text:style-name="T3"/></text:p>
      <text:p text:style-name="P11"><text:span text:style-name="T3"/></text:p>
      <text:p text:style-name="P11"><text:span text:style-name="T3"/></text:p>
      <text:p text:style-name="P6"><text:span text:style-name="T13">3</text:span>. <text:span text:style-name="T14">Objetivos</text:span><text:span text:style-name="T13"> de la campaña</text:span><text:span text:style-name="T9">. </text:span></text:p>
      <text:p text:style-name="P6"/>
      <text:p text:style-name="P9"><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5-22T19:59:28.608628471</dc:date>
    <meta:editing-duration>PT1H44M55S</meta:editing-duration>
    <meta:editing-cycles>24</meta:editing-cycles>
    <meta:generator>LibreOffice/24.2.7.2$Linux_X86_64 LibreOffice_project/420$Build-2</meta:generator>
    <meta:document-statistic meta:table-count="0" meta:image-count="0" meta:object-count="0" meta:page-count="2" meta:paragraph-count="11" meta:word-count="620" meta:character-count="3960" meta:non-whitespace-character-count="3349"/>
  </office:meta>
</office:document-meta>
</file>